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automatic-styles>
    <style:style style:name="P1" style:parent-style-name="标题" style:master-page-name="MP0" style:family="paragraph">
      <style:paragraph-properties fo:break-before="page" fo:text-align="center" style:page-number="1"/>
    </style:style>
    <style:style style:name="P2" style:parent-style-name="标题1" style:family="paragraph">
      <style:paragraph-properties fo:margin-top="0in"/>
    </style:style>
    <style:style style:name="P3" style:parent-style-name="标题2" style:family="paragraph">
      <style:paragraph-properties fo:margin-top="0in" fo:margin-bottom="0in" fo:line-height="115%"/>
    </style:style>
    <style:style style:name="P4" style:parent-style-name="Standard" style:family="paragraph"/>
    <style:style style:name="P5" style:parent-style-name="Standard" style:family="paragraph">
      <style:paragraph-properties fo:margin-left="1in">
        <style:tab-stops/>
      </style:paragraph-properties>
    </style:style>
    <style:style style:name="P6" style:parent-style-name="Standard" style:family="paragraph"/>
    <style:style style:name="P7" style:parent-style-name="Standard" style:family="paragraph">
      <style:paragraph-properties fo:margin-left="1in">
        <style:tab-stops/>
      </style:paragraph-properties>
    </style:style>
    <style:style style:name="P8" style:parent-style-name="Standard" style:family="paragraph"/>
    <style:style style:name="T9" style:parent-style-name="默认段落字体" style:family="text">
      <style:text-properties fo:font-style="italic" style:font-style-asian="italic"/>
    </style:style>
    <style:style style:name="T10" style:parent-style-name="默认段落字体" style:family="text">
      <style:text-properties fo:font-style="italic" style:font-style-asian="italic"/>
    </style:style>
    <style:style style:name="T11" style:parent-style-name="默认段落字体" style:family="text">
      <style:text-properties fo:font-style="italic" style:font-style-asian="italic"/>
    </style:style>
    <style:style style:name="T12" style:parent-style-name="默认段落字体" style:family="text">
      <style:text-properties fo:font-style="italic" style:font-style-asian="italic"/>
    </style:style>
    <style:style style:name="T13" style:parent-style-name="默认段落字体" style:family="text">
      <style:text-properties fo:font-style="italic" style:font-style-asian="italic"/>
    </style:style>
    <style:style style:name="P14" style:parent-style-name="Standard" style:family="paragraph"/>
    <style:style style:name="P15" style:parent-style-name="Standard" style:family="paragraph"/>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paragraph-properties fo:margin-left="1in">
        <style:tab-stops/>
      </style:paragraph-properties>
    </style:style>
    <style:style style:name="P23" style:parent-style-name="Standard" style:family="paragraph"/>
    <style:style style:name="P24" style:parent-style-name="Standard" style:family="paragraph"/>
    <style:style style:name="T25" style:parent-style-name="默认段落字体" style:family="text">
      <style:text-properties fo:font-style="italic" style:font-style-asian="italic"/>
    </style:style>
    <style:style style:name="P26" style:parent-style-name="Standard" style:family="paragraph"/>
    <style:style style:name="T27" style:parent-style-name="默认段落字体" style:family="text">
      <style:text-properties fo:font-style="italic" style:font-style-asian="italic"/>
    </style:style>
    <style:style style:name="P28" style:parent-style-name="Standard" style:family="paragraph"/>
    <style:style style:name="T29" style:parent-style-name="默认段落字体" style:family="text">
      <style:text-properties fo:font-style="italic" style:font-style-asian="italic"/>
    </style:style>
    <style:style style:name="P30" style:parent-style-name="Standard" style:family="paragraph"/>
    <style:style style:name="T31" style:parent-style-name="默认段落字体" style:family="text">
      <style:text-properties fo:font-style="italic" style:font-style-asian="italic"/>
    </style:style>
    <style:style style:name="P32" style:parent-style-name="标题2" style:family="paragraph">
      <style:paragraph-properties fo:margin-top="0in" fo:margin-bottom="0in"/>
    </style:style>
    <style:style style:name="P33" style:parent-style-name="Standard" style:family="paragraph"/>
    <style:style style:name="T34" style:parent-style-name="默认段落字体" style:family="text">
      <style:text-properties fo:font-style="italic" style:font-style-asian="italic"/>
    </style:style>
    <style:style style:name="T35" style:parent-style-name="默认段落字体" style:family="text">
      <style:text-properties fo:font-style="italic" style:font-style-asian="italic"/>
    </style:style>
    <style:style style:name="T36" style:parent-style-name="默认段落字体" style:family="text">
      <style:text-properties fo:font-style="italic" style:font-style-asian="italic"/>
    </style:style>
    <style:style style:name="P37" style:parent-style-name="Standard" style:family="paragraph">
      <style:paragraph-properties fo:margin-left="1in">
        <style:tab-stops/>
      </style:paragraph-properties>
    </style:style>
    <style:style style:name="P38" style:parent-style-name="Standard" style:family="paragraph"/>
    <style:style style:name="T39" style:parent-style-name="默认段落字体" style:family="text">
      <style:text-properties fo:font-style="italic" style:font-style-asian="italic"/>
    </style:style>
    <style:style style:name="T40" style:parent-style-name="默认段落字体" style:family="text">
      <style:text-properties fo:font-style="italic" style:font-style-asian="italic"/>
    </style:style>
    <style:style style:name="P41" style:parent-style-name="Standard" style:family="paragraph">
      <style:paragraph-properties fo:margin-left="1in">
        <style:tab-stops/>
      </style:paragraph-properties>
    </style:style>
    <style:style style:name="P42" style:parent-style-name="Standard" style:family="paragraph"/>
    <style:style style:name="P43" style:parent-style-name="Standard" style:family="paragraph"/>
    <style:style style:name="T44" style:parent-style-name="默认段落字体" style:family="text">
      <style:text-properties fo:font-style="italic" style:font-style-asian="italic"/>
    </style:style>
    <style:style style:name="P45" style:parent-style-name="Standard" style:family="paragraph"/>
    <style:style style:name="T46" style:parent-style-name="默认段落字体" style:family="text">
      <style:text-properties fo:font-style="italic" style:font-style-asian="italic"/>
    </style:style>
    <style:style style:name="T47" style:parent-style-name="默认段落字体" style:family="text">
      <style:text-properties fo:font-style="italic" style:font-style-asian="italic"/>
    </style:style>
    <style:style style:name="P48" style:parent-style-name="Standard" style:family="paragraph"/>
    <style:style style:name="T49" style:parent-style-name="默认段落字体" style:family="text">
      <style:text-properties fo:font-style="italic" style:font-style-asian="italic"/>
    </style:style>
    <style:style style:name="P50" style:parent-style-name="Standard" style:family="paragraph"/>
    <style:style style:name="P51" style:parent-style-name="Standard" style:family="paragraph"/>
    <style:style style:name="P52" style:parent-style-name="Standard" style:family="paragraph"/>
    <style:style style:name="P53" style:parent-style-name="标题2" style:family="paragraph">
      <style:paragraph-properties fo:margin-top="0in" fo:margin-bottom="0in"/>
    </style:style>
    <style:style style:name="P54" style:parent-style-name="Standard" style:family="paragraph"/>
    <style:style style:name="T55" style:parent-style-name="默认段落字体" style:family="text">
      <style:text-properties fo:font-style="italic" style:font-style-asian="italic"/>
    </style:style>
    <style:style style:name="T56" style:parent-style-name="默认段落字体" style:family="text">
      <style:text-properties fo:font-style="italic" style:font-style-asian="italic"/>
    </style:style>
    <style:style style:name="T57" style:parent-style-name="默认段落字体" style:family="text">
      <style:text-properties fo:font-style="italic" style:font-style-asian="italic"/>
    </style:style>
    <style:style style:name="P58" style:parent-style-name="Standard" style:family="paragraph"/>
    <style:style style:name="T59" style:parent-style-name="默认段落字体" style:family="text">
      <style:text-properties fo:font-style="italic" style:font-style-asian="italic"/>
    </style:style>
    <style:style style:name="P60" style:parent-style-name="标题2" style:family="paragraph">
      <style:paragraph-properties fo:margin-top="0in" fo:margin-bottom="0in"/>
    </style:style>
    <style:style style:name="P61" style:parent-style-name="Standard" style:family="paragraph"/>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P68" style:parent-style-name="Standard" style:family="paragraph"/>
    <style:style style:name="P69" style:parent-style-name="标题2" style:family="paragraph">
      <style:paragraph-properties fo:margin-top="0in" fo:margin-bottom="0in"/>
    </style:style>
    <style:style style:name="P70" style:parent-style-name="Standard" style:family="paragraph"/>
    <style:style style:name="T71" style:parent-style-name="默认段落字体" style:family="text">
      <style:text-properties fo:font-style="italic" style:font-style-asian="italic"/>
    </style:style>
    <style:style style:name="T72" style:parent-style-name="默认段落字体" style:family="text">
      <style:text-properties fo:font-style="italic" style:font-style-asian="italic"/>
    </style:style>
    <style:style style:name="T73" style:parent-style-name="默认段落字体" style:family="text">
      <style:text-properties fo:font-style="italic" style:font-style-asian="italic"/>
    </style:style>
    <style:style style:name="T74" style:parent-style-name="默认段落字体" style:family="text">
      <style:text-properties fo:font-style="italic" style:font-style-asian="italic"/>
    </style:style>
    <style:style style:name="P75" style:parent-style-name="Standard" style:family="paragraph"/>
    <style:style style:name="P76" style:parent-style-name="Standard" style:family="paragraph"/>
    <style:style style:name="T77" style:parent-style-name="默认段落字体" style:family="text">
      <style:text-properties fo:font-style="italic" style:font-style-asian="italic"/>
    </style:style>
    <style:style style:name="T78" style:parent-style-name="默认段落字体" style:family="text">
      <style:text-properties fo:font-style="italic" style:font-style-asian="italic"/>
    </style:style>
    <style:style style:name="T79" style:parent-style-name="默认段落字体" style:family="text">
      <style:text-properties fo:font-style="italic" style:font-style-asian="italic"/>
    </style:style>
    <style:style style:name="P80" style:parent-style-name="Standard" style:family="paragraph"/>
    <style:style style:name="T81" style:parent-style-name="默认段落字体" style:family="text">
      <style:text-properties fo:font-style="italic" style:font-style-asian="italic"/>
    </style:style>
    <style:style style:name="P82" style:parent-style-name="Standard" style:family="paragraph"/>
    <style:style style:name="P83" style:parent-style-name="Standard" style:family="paragraph"/>
    <style:style style:name="P84" style:parent-style-name="标题2" style:family="paragraph">
      <style:paragraph-properties fo:margin-top="0in" fo:margin-bottom="0in"/>
    </style:style>
    <style:style style:name="P85" style:parent-style-name="Standard" style:family="paragraph"/>
    <style:style style:name="P86" style:parent-style-name="Standard" style:family="paragraph"/>
    <style:style style:name="P87" style:parent-style-name="标题2" style:family="paragraph">
      <style:paragraph-properties fo:margin-top="0in"/>
    </style:style>
    <style:style style:name="T88" style:parent-style-name="默认段落字体" style:family="text">
      <style:text-properties fo:color="#CC0000"/>
    </style:style>
    <style:style style:name="P89" style:parent-style-name="Standard" style:family="paragraph"/>
    <style:style style:name="P90" style:parent-style-name="Standard" style:family="paragraph"/>
    <style:style style:name="P91" style:parent-style-name="Standard" style:family="paragraph">
      <style:text-properties fo:language="en" fo:country="US"/>
    </style:style>
    <style:style style:name="P92" style:parent-style-name="Standard" style:family="paragraph">
      <style:text-properties fo:language="en" fo:country="US"/>
    </style:style>
    <style:style style:name="P93" style:parent-style-name="Standard" style:family="paragraph"/>
    <style:style style:name="P94" style:parent-style-name="Standard" style:family="paragraph"/>
    <style:style style:name="P95" style:parent-style-name="Standard" style:family="paragraph">
      <style:text-properties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style style:name="P99" style:parent-style-name="Standard" style:family="paragraph"/>
    <style:style style:name="P100" style:parent-style-name="Standard" style:family="paragraph"/>
    <style:style style:name="P101" style:parent-style-name="Standard" style:family="paragraph"/>
    <style:style style:name="P102" style:parent-style-name="Standard" style:family="paragraph"/>
    <style:style style:name="P103" style:parent-style-name="Standard" style:family="paragraph"/>
    <style:style style:name="P104" style:parent-style-name="Standard" style:family="paragraph"/>
    <style:style style:name="P105" style:parent-style-name="Standard" style:family="paragraph"/>
  </office:automatic-styles>
  <office:body>
    <office:text text:use-soft-page-breaks="true">
      <text:p text:style-name="P1"><text:bookmark-start text:name="_wbztb85orjrj"/><text:bookmark-end text:name="_wbztb85orjrj"/>Projet ARM_Simulateur / Groupe 4</text:p>
      <text:p text:style-name="Standard"/>
      <text:p text:style-name="Standard"/>
      <text:h text:style-name="P2" text:outline-level="1"><text:bookmark-start text:name="_14hs6p8sdfcn"/><text:bookmark-end text:name="_14hs6p8sdfcn"/>Descriptif de la structure du code développé</text:h>
      <text:list text:style-name="WWNum4">
        <text:list-item>
          <text:p text:style-name="P3"><text:bookmark-start text:name="_5j0cay6uwz5p"/><text:bookmark-end text:name="_5j0cay6uwz5p"/>register.c :</text:p>
          <text:list text:continue-numbering="true">
            <text:list-item>
              <text:p text:style-name="P4">Au total 37 registres , dont 31 registres pour usage général et 6 registres d’état. Les registres pour usage général sont R0 à R15, et les<text:s/>registres d’état sont CPSR et SPSR.</text:p>
            </text:list-item>
          </text:list>
        </text:list-item>
      </text:list>
      <text:p text:style-name="P5"/>
      <text:list text:style-name="WWNum4" text:continue-numbering="true">
        <text:list-item>
          <text:list>
            <text:list-item>
              <text:p text:style-name="P6">R0 à R7 ont 1 seul registre physique, mais R8 à R12 ont 2 registres et R13, R14 ont 6 registres. (Donc 31 registres en total). L’accès des registres est défini par le mode courant, qui est stocké dans le registre CPSR.</text:p>
            </text:list-item>
          </text:list>
        </text:list-item>
      </text:list>
      <text:p text:style-name="P7"/>
      <text:list text:style-name="WWNum4" text:continue-numbering="true">
        <text:list-item>
          <text:list>
            <text:list-item>
              <text:p text:style-name="P8">Le type<text:s/><text:span text:style-name="T9">registers_data</text:span><text:s/>contient un unsigned int de 32 bit, et les types<text:s/><text:span text:style-name="T10">registers</text:span><text:s/>est un pointeur vers le<text:s/><text:span text:style-name="T11">registers_data</text:span>. Lorsque la création de registres, on alloue 37<text:s/><text:span text:style-name="T12">registers_data<text:s/></text:span>pour bien présenter les registres physiques. Ces 37<text:s/><text:span text:style-name="T13">registers_data</text:span><text:s/>sont<text:s/>stocké avec l’ordre suivant :</text:p>
              <text:list text:continue-numbering="true">
                <text:list-item>
                  <text:p text:style-name="P14">R0, … , R7,</text:p>
                </text:list-item>
                <text:list-item>
                  <text:p text:style-name="P15">R8, R8_fiq, ... , R12, R12_fiq,</text:p>
                </text:list-item>
                <text:list-item>
                  <text:p text:style-name="P16">R13, R13_svc, R13_abt, R13_und, R13_irq, R13_fiq,</text:p>
                </text:list-item>
                <text:list-item>
                  <text:p text:style-name="P17">R14, R14_svc, R14_abt, R14_und, R14_irq, R14_fiq,</text:p>
                </text:list-item>
                <text:list-item>
                  <text:p text:style-name="P18">R15 (PC),</text:p>
                </text:list-item>
                <text:list-item>
                  <text:p text:style-name="P19">CPSR,</text:p>
                </text:list-item>
                <text:list-item>
                  <text:p text:style-name="P20">SPSR,</text:p>
                </text:list-item>
                <text:list-item>
                  <text:p text:style-name="P21">5 registre non défini,</text:p>
                </text:list-item>
              </text:list>
            </text:list-item>
          </text:list>
        </text:list-item>
      </text:list>
      <text:p text:style-name="P22"/>
      <text:list text:style-name="WWNum4" text:continue-numbering="true">
        <text:list-item>
          <text:list>
            <text:list-item>
              <text:p text:style-name="P23">Les fonctions<text:s/>importants:</text:p>
              <text:list text:continue-numbering="true">
                <text:list-item>
                  <text:p text:style-name="P24"><text:span text:style-name="T25">read_register()</text:span><text:s/>lire le contenu d’un registre selon l’état courant,</text:p>
                </text:list-item>
                <text:list-item>
                  <text:p text:style-name="P26"><text:span text:style-name="T27">read_usr_register()</text:span><text:s/>lire le contenu d’un registre de mode usr,</text:p>
                </text:list-item>
                <text:list-item>
                  <text:p text:style-name="P28"><text:span text:style-name="T29">write_register()</text:span><text:s/>écrit une nouvelle valeur dans un registre selon l’état courant,</text:p>
                </text:list-item>
                <text:list-item>
                  <text:p text:style-name="P30"><text:span text:style-name="T31">write_usr_register()</text:span><text:s/>écrit une<text:s/>nouvelle valeur dans un registre de mode usr.</text:p>
                </text:list-item>
              </text:list>
            </text:list-item>
          </text:list>
        </text:list-item>
      </text:list>
      <text:list text:style-name="WWNum4" text:continue-numbering="true">
        <text:list-item>
          <text:p text:style-name="P32"><text:bookmark-start text:name="_a7nwr7pf4pto"/><text:bookmark-end text:name="_a7nwr7pf4pto"/>memory.c :</text:p>
          <text:list text:continue-numbering="true">
            <text:list-item>
              <text:p text:style-name="P33">Le type<text:s/><text:span text:style-name="T34">memory_data<text:s/></text:span>qu’on définit contient un pointeur de type uint8_t, un uint8_t qui présente l’endianness, et un size en type size_t qui correspond à la taille de la mémoire. Le type<text:s/><text:span text:style-name="T35">memory</text:span><text:s/>est un pointeur vers le<text:s/><text:span text:style-name="T36">memory_data.</text:span></text:p>
            </text:list-item>
          </text:list>
        </text:list-item>
      </text:list>
      <text:p text:style-name="P37"/>
      <text:list text:style-name="WWNum4" text:continue-numbering="true">
        <text:list-item>
          <text:list>
            <text:list-item>
              <text:p text:style-name="P38">Lors de la création de type<text:s/><text:span text:style-name="T39">memory</text:span>, on alloue premièrement le<text:s/><text:soft-page-break/><text:span text:style-name="T40">memory<text:s/></text:span>et ensuite alloue la tableau de uint8_t qui stocke les données.</text:p>
            </text:list-item>
          </text:list>
        </text:list-item>
      </text:list>
      <text:p text:style-name="P41"/>
      <text:list text:style-name="WWNum4" text:continue-numbering="true">
        <text:list-item>
          <text:list>
            <text:list-item>
              <text:p text:style-name="P42">Les fonctions importants:</text:p>
              <text:list text:continue-numbering="true">
                <text:list-item>
                  <text:p text:style-name="P43"><text:span text:style-name="T44">memory_read_byte()</text:span><text:s text:c="2"/>lire un byte sur l’adresse donné,</text:p>
                </text:list-item>
                <text:list-item>
                  <text:p text:style-name="P45"><text:span text:style-name="T46">memory_</text:span><text:span text:style-name="T47">read_half()</text:span><text:s text:c="2"/>lire un half (donc 2 byte) sur l’adresse donné,</text:p>
                </text:list-item>
                <text:list-item>
                  <text:p text:style-name="P48"><text:span text:style-name="T49">memory_read_word()</text:span><text:s text:c="2"/>lire un word (donc 4 byte) sur l’adresse donné,</text:p>
                </text:list-item>
                <text:list-item>
                  <text:p text:style-name="P50">… et c’est pareil pour l’écriture.</text:p>
                </text:list-item>
              </text:list>
            </text:list-item>
            <text:list-item>
              <text:p text:style-name="P51">L’endianness sont bien traités en lisant ou en écrivant de la mémoire.</text:p>
            </text:list-item>
            <text:list-item>
              <text:p text:style-name="P52">Les tests sont réussis.</text:p>
            </text:list-item>
          </text:list>
        </text:list-item>
      </text:list>
      <text:list text:style-name="WWNum4" text:continue-numbering="true">
        <text:list-item>
          <text:p text:style-name="P53"><text:bookmark-start text:name="_jza7p4kqhkt5"/><text:bookmark-end text:name="_jza7p4kqhkt5"/>arm_core.c</text:p>
          <text:list text:continue-numbering="true">
            <text:list-item>
              <text:p text:style-name="P54">On a ajouté une fonction<text:s/><text:span text:style-name="T55">conditionPassed()</text:span>, qui prend en paramètre un<text:s/><text:span text:style-name="T56">arm_core<text:s/></text:span>et une instruction de type<text:s/><text:span text:style-name="T57">uint32_t<text:s/></text:span>et ensuite vérifie si la condition est satisfait ou pas.</text:p>
            </text:list-item>
            <text:list-item>
              <text:p text:style-name="P58">Une autre fonction<text:s/><text:span text:style-name="T59">rotateRight()</text:span><text:s/>qui fait une opération ROR, on trouve après qu’il est déjà fourni dans util.c. Mais on le conserve quand même.</text:p>
            </text:list-item>
          </text:list>
        </text:list-item>
      </text:list>
      <text:list text:style-name="WWNum4" text:continue-numbering="true">
        <text:list-item>
          <text:p text:style-name="P60"><text:bookmark-start text:name="_fh5nu95ctqot"/><text:bookmark-end text:name="_fh5nu95ctqot"/>arm_load_store.c</text:p>
          <text:list text:continue-numbering="true">
            <text:list-item>
              <text:p text:style-name="P61">L’accès à la mémoire est l'instruction le plus complex dans ce projet, car il contient 3 modes d’adresse différents selon l’instruction différente. On a réussi d’implémenter addressing mode 2, 3 et 4 pour les instructions différentes:</text:p>
              <text:list text:continue-numbering="true">
                <text:list-item>
                  <text:p text:style-name="P62">Le mode d’adresse 2 : 3 type d’offset * 3 type d’index,</text:p>
                </text:list-item>
                <text:list-item>
                  <text:p text:style-name="P63">Le mode d’adresse 3 : 2 type d’offset * 3 type d’index,</text:p>
                </text:list-item>
                <text:list-item>
                  <text:p text:style-name="P64">Le mode d’adresse 4 : incrément ou décrément, avant ou après.</text:p>
                </text:list-item>
              </text:list>
            </text:list-item>
            <text:list-item>
              <text:p text:style-name="P65">Noter que le mode d’adresse 2 et 3 est pour load &amp; store, et le mode d’adresse 4 est pour load &amp; store multiple.</text:p>
            </text:list-item>
            <text:list-item>
              <text:p text:style-name="P66">Le but de LOAD est de lire le contenu dans l’adresse de mémoire et de le stocker dans le registre. Selon le type d’offset différent, il donne l’adresse différente, et renouvelle la nouvelle valeur de registre Rn après la lecture du contenu de la mémoire. Et c’est presque pareil pour STORE.</text:p>
            </text:list-item>
            <text:list-item>
              <text:p text:style-name="P67">Pour load and store, les commandes LDR, LDRB, LDRBT, LDRD, LDRH, LDRSB, LDRSH, LDRT, STR, STRB, STRBT, STRD, STRH, STRT sont implémenté, LDREX et STREX n’est pas implémentées.</text:p>
            </text:list-item>
            <text:list-item>
              <text:p text:style-name="P68">Pour load and store multiple, les commandes LDM (1, 2, 3), STM (1, 2) sont implémentées.</text:p>
            </text:list-item>
          </text:list>
        </text:list-item>
      </text:list>
      <text:list text:style-name="WWNum4" text:continue-numbering="true">
        <text:list-item>
          <text:p text:style-name="P69"><text:bookmark-start text:name="_xfxqabv9qfjr"/><text:bookmark-end text:name="_xfxqabv9qfjr"/>arm_data_processing.c</text:p>
          <text:list text:continue-numbering="true">
            <text:list-item>
              <text:p text:style-name="P70">Un seul mode d’adresse est valide pour le traitement de données (Addressing mode 1). Il a 11 formats différents pour calculer shifter_operand et shifter_carry_out. On utilise un uint64_t pour stocker les 2 valeur de 32 bits avec les fonctions<text:s/><text:span text:style-name="T71">packing_shifter()</text:span>,<text:s/><text:soft-page-break/><text:span text:style-name="T72">get_shifter_operand()</text:span><text:s/>et<text:s/><text:span text:style-name="T73">get_shifter_carry_</text:span><text:span text:style-name="T74">out()</text:span>.</text:p>
            </text:list-item>
            <text:list-item>
              <text:p text:style-name="P75">La difficulté sur le traitement de données est comment calculer correctement le carry flag et l’overflow flag d’une opération.</text:p>
              <text:list text:continue-numbering="true">
                <text:list-item>
                  <text:p text:style-name="P76">Le calcule de carry (ou borrow si substraction) est fait par les fonction<text:s/><text:span text:style-name="T77">get_carry()<text:s/></text:span>et<text:s/><text:span text:style-name="T78">get_borrow()</text:span>, qui vérifier est-ce<text:s/>que le résultat est dans la limite de<text:s/><text:span text:style-name="T79">int32_t;</text:span></text:p>
                </text:list-item>
                <text:list-item>
                  <text:p text:style-name="P80">et le calcul d’overflow est fait par<text:s/><text:span text:style-name="T81">get_overflow_flag()</text:span><text:s/>qui demande les 2 opérandes et son résultat. Il verfier 2 chose, si les 2 opérandes ont le même signe, et ensuite vérifier si le résultat a le même signe que les opérandes.</text:p>
                </text:list-item>
              </text:list>
            </text:list-item>
            <text:list-item>
              <text:p text:style-name="P82">Une fonction modify_nzcv() prend un arm_core et 4 integer, et renouvelle la valeur de nzcv dans la registre CPSR.</text:p>
            </text:list-item>
            <text:list-item>
              <text:p text:style-name="P83">Toutes les commandes de data processing sont implémentés:<text:line-break/>ADC, ADD, AND, BIC, CMN, CMP, EOR, MOV, MVN, ORR, RSB, RSC, SBC, SUB, TEQ, TST.</text:p>
            </text:list-item>
          </text:list>
        </text:list-item>
      </text:list>
      <text:list text:style-name="WWNum4" text:continue-numbering="true">
        <text:list-item>
          <text:p text:style-name="P84"><text:bookmark-start text:name="_73dweax16ka7"/><text:bookmark-end text:name="_73dweax16ka7"/>arm_branch_other.c</text:p>
          <text:list text:continue-numbering="true">
            <text:list-item>
              <text:p text:style-name="P85">Cette instruction est relativement simple. Il écrit une nouvelle valeur dans le PC et renouvelle le registre LR avec la valeur de PC courant si L_Bit =1. La commande BX et BLX va modifier le T bit dans CPSR.</text:p>
            </text:list-item>
            <text:list-item>
              <text:p text:style-name="P86">Les commandes B, BL, BLX (1 et 2), BX sont implémentées.<text:s/><text:line-break/>BXJ ne sont pas implémentés (ARMv6).</text:p>
            </text:list-item>
          </text:list>
        </text:list-item>
      </text:list>
      <text:list text:style-name="WWNum4" text:continue-numbering="true">
        <text:list-item>
          <text:p text:style-name="P87"><text:bookmark-start text:name="_1kzvy3qv4duw"/><text:bookmark-end text:name="_1kzvy3qv4duw"/><text:span text:style-name="T88">arm_instrucions : pas encore implémente</text:span></text:p>
        </text:list-item>
      </text:list>
      <text:p text:style-name="Standard"/>
      <text:h text:style-name="标题1" text:outline-level="1"><text:bookmark-start text:name="_mbjpjmmr3dkg"/><text:bookmark-end text:name="_mbjpjmmr3dkg"/>Questions qu’on n’a pas résolu</text:h>
      <text:list text:style-name="WWNum10">
        <text:list-item>
          <text:p text:style-name="P89">Est-ce que il est nécessaire de vérifier address % 2 == 0 quand on faire read_half() ?</text:p>
        </text:list-item>
      </text:list>
      <text:h text:style-name="标题1" text:outline-level="1"><text:bookmark-start text:name="_8traxb7usq9v"/><text:bookmark-end text:name="_8traxb7usq9v"/>Test Effectué<text:s/>:</text:h>
      <text:list text:style-name="WWNum7">
        <text:list-item>
          <text:p text:style-name="P90">memory_test.c → Test la fonctionnalité dans memory.c</text:p>
        </text:list-item>
      </text:list>
      <text:h text:style-name="标题1" text:outline-level="1"><text:bookmark-start text:name="_usbn6vqal52j"/><text:bookmark-end text:name="_usbn6vqal52j"/>Répartition du travail</text:h>
      <text:p text:style-name="Standard">Chef de Projet &amp; Réviseur et testeur de code: XIAO Yucheng</text:p>
      <text:p text:style-name="Standard">Administrateur GitHub: WENG Xin</text:p>
      <text:p text:style-name="Standard">Secrétaire : XIAO Yucheng &amp; WENG Xin</text:p>
      <text:p text:style-name="Standard">Programmeur：Tous</text:p>
      <text:p text:style-name="Standard">Optimisation du code: CHENG<text:s/>Ran &amp; HU Beifan<text:tab/></text:p>
      <text:p text:style-name="P91">Co-testeurs: WU Zhongyuan &amp; ZHOU Ruizhe</text:p>
      <text:p text:style-name="P92"/>
      <text:h text:style-name="标题1" text:outline-level="1"><text:bookmark-start text:name="_hah60ya0fy54"/><text:bookmark-end text:name="_hah60ya0fy54"/><text:soft-page-break/>Notre méthode de travail</text:h>
      <text:list text:style-name="WWNum5">
        <text:list-item>
          <text:p text:style-name="P93">On crée un serveur discord, et on écrit du code ensemble quand une personne fait du streaming.(en visuel)</text:p>
        </text:list-item>
        <text:list-item>
          <text:p text:style-name="P94">Pour la partie instruction, 2 personnes correspondent d’une partie<text:s/>instruction, et XIAO vérifie les codes avant de les envoyer sur github.</text:p>
          <text:list text:continue-numbering="true">
            <text:list-item>
              <text:p text:style-name="P95">Load &amp; Store: <text:s/>WENG Xin, Yucheng XIAO;</text:p>
            </text:list-item>
            <text:list-item>
              <text:p text:style-name="P96">Branch : WU Zhongyuan, CHENG Ran;</text:p>
            </text:list-item>
            <text:list-item>
              <text:p text:style-name="P97">Data Processing : <text:s/>Ruizhe ZHOU, <text:s/>Beifan HU;</text:p>
            </text:list-item>
          </text:list>
        </text:list-item>
        <text:list-item>
          <text:p text:style-name="P98">On code les instructions selon les réglementations du manuel<text:s/>(Pseudo-code donnée). Les parties ARMv6 ne sont pas implémentées.</text:p>
        </text:list-item>
      </text:list>
      <text:h text:style-name="标题1" text:outline-level="1"><text:bookmark-start text:name="_4gp70b7nfr30"/><text:bookmark-end text:name="_4gp70b7nfr30"/>Journal :</text:h>
      <text:p text:style-name="Standard">17 Décembre - 21 Décembre:</text:p>
      <text:list text:style-name="WWNum1">
        <text:list-item>
          <text:p text:style-name="P99">Compréhension du sujet, lire le manuel, noter ce qu‘on va faire après</text:p>
        </text:list-item>
      </text:list>
      <text:p text:style-name="Standard"/>
      <text:p text:style-name="Standard">22 Décembre :</text:p>
      <text:list text:style-name="WWNum2">
        <text:list-item>
          <text:p text:style-name="P100">Ajouter des fichiers sur github</text:p>
        </text:list-item>
      </text:list>
      <text:list text:style-name="WWNum9">
        <text:list-item>
          <text:p text:style-name="P101">Créer un TODO List</text:p>
        </text:list-item>
        <text:list-item>
          <text:p text:style-name="P102">Distribution du<text:s/>travail</text:p>
        </text:list-item>
      </text:list>
      <text:p text:style-name="Standard"/>
      <text:p text:style-name="Standard">23 - 24 Décembre :</text:p>
      <text:list text:style-name="WWNum8">
        <text:list-item>
          <text:p text:style-name="P103">Travailler sur register.c et register.h;</text:p>
        </text:list-item>
      </text:list>
      <text:p text:style-name="Standard"/>
      <text:p text:style-name="Standard">24 - 26 Décembre :</text:p>
      <text:list text:style-name="WWNum3">
        <text:list-item>
          <text:p text:style-name="P104">Travailler sur la partie mémoire;</text:p>
        </text:list-item>
      </text:list>
      <text:p text:style-name="Standard"/>
      <text:p text:style-name="Standard">26 Déc - 5 Jan :</text:p>
      <text:list text:style-name="WWNum6">
        <text:list-item>
          <text:p text:style-name="P105">Travailler sur les instruction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标题1" style:display-name="标题 1" style:family="paragraph" style:parent-style-name="正文" style:next-style-name="Standard" style:default-outline-level="1">
      <style:paragraph-properties fo:keep-with-next="always" fo:keep-together="always" fo:margin-top="0.1388in" fo:margin-bottom="0.0833in"/>
      <style:text-properties fo:font-size="20pt" style:font-size-asian="20pt" style:font-size-complex="20pt" fo:hyphenate="false"/>
    </style:style>
    <style:style style:name="标题2" style:display-name="标题 2" style:family="paragraph" style:parent-style-name="正文"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标题3" style:display-name="标题 3" style:family="paragraph" style:parent-style-name="正文"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标题4" style:display-name="标题 4" style:family="paragraph" style:parent-style-name="正文" style:next-style-name="Standard" style:default-outline-level="4">
      <style:paragraph-properties fo:keep-with-next="always" fo:keep-together="always" fo:margin-top="0.1944in" fo:margin-bottom="0.0555in"/>
      <style:text-properties fo:color="#666666" fo:hyphenate="false"/>
    </style:style>
    <style:style style:name="标题5" style:display-name="标题 5" style:family="paragraph" style:parent-style-name="正文"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标题6" style:display-name="标题 6" style:family="paragraph" style:parent-style-name="正文"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正文" style:display-name="正文" style:family="paragraph">
      <style:paragraph-properties fo:widows="2" fo:orphans="2"/>
      <style:text-properties fo:hyphenate="false"/>
    </style:style>
    <style:style style:name="默认段落字体" style:display-name="默认段落字体"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标题" style:display-name="标题" style:family="paragraph" style:parent-style-name="正文" style:next-style-name="Standard">
      <style:paragraph-properties fo:keep-with-next="always" fo:keep-together="always" fo:margin-bottom="0.0416in"/>
      <style:text-properties fo:font-size="24pt" style:font-size-asian="24pt" style:font-size-complex="24pt" fo:hyphenate="false"/>
    </style:style>
    <style:style style:name="副标题" style:display-name="副标题" style:family="paragraph" style:parent-style-name="正文" style:next-style-name="Standard">
      <style:paragraph-properties fo:keep-with-next="always" fo:keep-together="always" fo:margin-bottom="0.2222in"/>
      <style:text-properties fo:color="#666666" fo:font-size="15pt" style:font-size-asian="15pt" style:font-size-complex="15pt" fo:hyphenate="false"/>
    </style:style>
    <style:style style:name="页眉" style:display-name="页眉"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ListLabel82" style:display-name="ListLabel 82" style:family="text">
      <style:text-properties style:text-underline-type="none" style:text-underline-color="font-color"/>
    </style:style>
    <style:style style:name="ListLabel83" style:display-name="ListLabel 83" style:family="text">
      <style:text-properties style:text-underline-type="none" style:text-underline-color="font-color"/>
    </style:style>
    <style:style style:name="ListLabel84" style:display-name="ListLabel 84" style:family="text">
      <style:text-properties style:text-underline-type="none" style:text-underline-color="font-color"/>
    </style:style>
    <style:style style:name="ListLabel85" style:display-name="ListLabel 85" style:family="text">
      <style:text-properties style:text-underline-type="none" style:text-underline-color="font-color"/>
    </style:style>
    <style:style style:name="ListLabel86" style:display-name="ListLabel 86" style:family="text">
      <style:text-properties style:text-underline-type="none" style:text-underline-color="font-color"/>
    </style:style>
    <style:style style:name="ListLabel87" style:display-name="ListLabel 87" style:family="text">
      <style:text-properties style:text-underline-type="none" style:text-underline-color="font-color"/>
    </style:style>
    <style:style style:name="ListLabel88" style:display-name="ListLabel 88" style:family="text">
      <style:text-properties style:text-underline-type="none" style:text-underline-color="font-color"/>
    </style:style>
    <style:style style:name="ListLabel89" style:display-name="ListLabel 89" style:family="text">
      <style:text-properties style:text-underline-type="none" style:text-underline-color="font-color"/>
    </style:style>
    <style:style style:name="ListLabel90" style:display-name="ListLabel 90"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bastian Shaw</dc:creator>
    <meta:creation-date>2021-01-06T15:28:00Z</meta:creation-date>
    <dc:date>2021-01-06T15:28:00Z</dc:date>
    <meta:template xlink:href="Normal.dotm" xlink:type="simple"/>
    <meta:editing-cycles>2</meta:editing-cycles>
    <meta:editing-duration>PT0S</meta:editing-duration>
    <meta:document-statistic meta:page-count="4" meta:paragraph-count="12" meta:word-count="956" meta:character-count="6207" meta:row-count="43" meta:non-whitespace-character-count="5263"/>
  </office:meta>
</office:document-meta>
</file>